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bsatz-Standardschriftart"><text:span text:style-name="T1">Übung Prompt</text:span></text:span><text:span text:style-name="Absatz-Standardschriftart"><text:span text:style-name="T2"><text:line-break/><text:line-break/><text:line-break/><text:line-break/>Probieren Sie die verschiedenen Optionen aus und ändern Ihren Prompt so, dass er auf Ihre Bedürfnisse passt. <text:line-break/><text:line-break/>Erstellen Sie unbedingt vorher eine Sicherheitskopie!<text:line-break/><text:line-break/>Speichern Sie eine Version als Standard und einige nach Ihrem persönlichen Geschmack. Vergeben Sie dabei eindeutige Namen.<text:line-break/><text:line-break/>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9-08-02T08:46:00Z</meta:creation-date>
    <dc:date>2020-03-26T10:25:51.54</dc:date>
    <meta:print-date>2019-08-02T09:44:00Z</meta:print-date>
    <meta:editing-cycles>6</meta:editing-cycles>
    <meta:editing-duration>PT40S</meta:editing-duration>
    <meta:document-statistic meta:table-count="0" meta:image-count="0" meta:object-count="0" meta:page-count="1" meta:paragraph-count="1" meta:word-count="42" meta:character-count="308"/>
    <meta:template xlink:type="simple" xlink:actuate="onRequest" xlink:title="" xlink:href="Normal"/>
  </office:meta>
</office:document-meta>
</file>